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bd2" officeooo:paragraph-rsid="001e2bd2"/>
    </style:style>
    <style:style style:name="T1" style:family="text">
      <style:text-properties officeooo:rsid="001efc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átké zamyšlení o seminářích na department of Botany v Tartu. </text:p>
      <text:p text:style-name="P1"/>
      <text:p text:style-name="P1">Semináře jsou rozmanitější, byť je komunita menší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Štenc</meta:initial-creator>
    <meta:creation-date>2019-10-31T14:17:33.031382773</meta:creation-date>
    <dc:date>2019-10-31T14:19:51.465524017</dc:date>
    <dc:creator>Jakub Štenc</dc:creator>
    <meta:editing-duration>PT2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7" meta:character-count="114" meta:non-whitespace-character-count="97"/>
  </office:meta>
</office:document-meta>
</file>